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95f" officeooo:paragraph-rsid="0014295f"/>
    </style:style>
    <style:style style:name="P2" style:family="paragraph" style:parent-style-name="Standard">
      <style:text-properties style:font-name="sans-serif" officeooo:paragraph-rsid="001639f8"/>
    </style:style>
    <style:style style:name="P3" style:family="paragraph" style:parent-style-name="Standard" style:list-style-name="L1">
      <style:text-properties officeooo:paragraph-rsid="002be993"/>
    </style:style>
    <style:style style:name="P4" style:family="paragraph" style:parent-style-name="Standard" style:list-style-name="L1">
      <style:text-properties officeooo:rsid="0014295f" officeooo:paragraph-rsid="0014295f"/>
    </style:style>
    <style:style style:name="P5" style:family="paragraph" style:parent-style-name="Standard" style:list-style-name="L1">
      <style:text-properties officeooo:rsid="00141a44" officeooo:paragraph-rsid="002be993"/>
    </style:style>
    <style:style style:name="P6" style:family="paragraph" style:parent-style-name="Standard" style:list-style-name="L1">
      <style:text-properties officeooo:rsid="0019930b" officeooo:paragraph-rsid="002be993"/>
    </style:style>
    <style:style style:name="P7" style:family="paragraph" style:parent-style-name="Standard" style:list-style-name="L1">
      <style:text-properties officeooo:rsid="001a43bb" officeooo:paragraph-rsid="002be993"/>
    </style:style>
    <style:style style:name="P8" style:family="paragraph" style:parent-style-name="Standard" style:list-style-name="L1">
      <style:text-properties officeooo:rsid="00216f99" officeooo:paragraph-rsid="002be993"/>
    </style:style>
    <style:style style:name="P9" style:family="paragraph" style:parent-style-name="Standard" style:list-style-name="L1">
      <style:text-properties officeooo:rsid="0024401e" officeooo:paragraph-rsid="0024401e"/>
    </style:style>
    <style:style style:name="P10" style:family="paragraph" style:parent-style-name="Standard" style:list-style-name="L1">
      <style:text-properties officeooo:rsid="0024401e" officeooo:paragraph-rsid="0024b74d"/>
    </style:style>
    <style:style style:name="P11" style:family="paragraph" style:parent-style-name="Standard" style:list-style-name="L1">
      <style:text-properties officeooo:rsid="00261c2c" officeooo:paragraph-rsid="00261c2c"/>
    </style:style>
    <style:style style:name="P12" style:family="paragraph" style:parent-style-name="Standard" style:list-style-name="L1">
      <style:text-properties officeooo:rsid="0028a144" officeooo:paragraph-rsid="002be993"/>
    </style:style>
    <style:style style:name="P13" style:family="paragraph" style:parent-style-name="Standard" style:list-style-name="L1">
      <style:text-properties officeooo:rsid="002be993" officeooo:paragraph-rsid="002be993"/>
    </style:style>
    <style:style style:name="P14" style:family="paragraph" style:parent-style-name="Standard" style:list-style-name="L1">
      <style:text-properties officeooo:rsid="0027fe65" officeooo:paragraph-rsid="0027fe65"/>
    </style:style>
    <style:style style:name="P15" style:family="paragraph" style:parent-style-name="Standard" style:list-style-name="L1">
      <style:text-properties officeooo:rsid="002dac1a" officeooo:paragraph-rsid="002dac1a" fo:background-color="transparent"/>
    </style:style>
    <style:style style:name="P16" style:family="paragraph" style:parent-style-name="Standard" style:list-style-name="L1">
      <style:text-properties officeooo:rsid="00305b96" officeooo:paragraph-rsid="00305b96"/>
    </style:style>
    <style:style style:name="P17" style:family="paragraph" style:parent-style-name="Standard" style:list-style-name="L1">
      <style:text-properties officeooo:rsid="0031a7ba" officeooo:paragraph-rsid="0031a7ba"/>
    </style:style>
    <style:style style:name="T1" style:family="text">
      <style:text-properties officeooo:rsid="00141a44"/>
    </style:style>
    <style:style style:name="T2" style:family="text">
      <style:text-properties officeooo:rsid="0019930b"/>
    </style:style>
    <style:style style:name="T3" style:family="text">
      <style:text-properties officeooo:rsid="001c8b87"/>
    </style:style>
    <style:style style:name="T4" style:family="text">
      <style:text-properties officeooo:rsid="00202526"/>
    </style:style>
    <style:style style:name="T5" style:family="text">
      <style:text-properties officeooo:rsid="00216f99"/>
    </style:style>
    <style:style style:name="T6" style:family="text">
      <style:text-properties officeooo:rsid="0022b6f5"/>
    </style:style>
    <style:style style:name="T7" style:family="text">
      <style:text-properties officeooo:rsid="0024401e"/>
    </style:style>
    <style:style style:name="T8" style:family="text">
      <style:text-properties officeooo:rsid="0024b74d"/>
    </style:style>
    <style:style style:name="T9" style:family="text">
      <style:text-properties officeooo:rsid="002a2e74"/>
    </style:style>
    <style:style style:name="T10" style:family="text">
      <style:text-properties officeooo:rsid="002be993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be993" fo:background-color="#ffff00" loext:char-shading-value="0"/>
    </style:style>
    <style:style style:name="T13" style:family="text">
      <style:text-properties officeooo:rsid="0014295f" fo:background-color="#ffff00" loext:char-shading-value="0"/>
    </style:style>
    <style:style style:name="T14" style:family="text">
      <style:text-properties fo:background-color="#81d41a" loext:char-shading-value="0"/>
    </style:style>
    <style:style style:name="T15" style:family="text">
      <style:text-properties officeooo:rsid="0014295f" fo:background-color="#81d41a" loext:char-shading-value="0"/>
    </style:style>
    <style:style style:name="T16" style:family="text">
      <style:text-properties officeooo:rsid="002be993" fo:background-color="#81d41a" loext:char-shading-value="0"/>
    </style:style>
    <style:style style:name="T17" style:family="text">
      <style:text-properties fo:background-color="#cccccc" loext:char-shading-value="0"/>
    </style:style>
    <style:style style:name="T18" style:family="text">
      <style:text-properties officeooo:rsid="002be993" fo:background-color="#cccccc" loext:char-shading-value="0"/>
    </style:style>
    <style:style style:name="T19" style:family="text">
      <style:text-properties officeooo:rsid="002e31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8912393" text:style-name="L1">
        <text:list-item>
          <text:p text:style-name="P4"><text:span text:style-name="T2">Qual o </text:span>processo de planejamento de compra ? <text:span text:style-name="T11">&lt;</text:span><text:span text:style-name="T12">Gemed</text:span><text:span text:style-name="T11">&gt;</text:span></text:p>
        </text:list-item>
        <text:list-item>
          <text:p text:style-name="P5"><text:span text:style-name="T2">Qual o </text:span>processo de seleção dos clientes atual ? <text:span text:style-name="T13">&lt;</text:span><text:span text:style-name="T12">Gemed</text:span><text:span text:style-name="T13">&gt;</text:span><text:span text:style-name="T15">&lt;</text:span><text:span text:style-name="T16">Getic</text:span><text:span text:style-name="T15">&gt;</text:span></text:p>
          <text:list>
            <text:list-item>
              <text:p text:style-name="P5"><text:span text:style-name="T6">V</text:span><text:span text:style-name="T3">aldenir </text:span><text:span text:style-name="T6">apresentar tela de análise de substituição do medidor &lt;Prax/Cadastros/Medidor/Análise para substituição de medidor&gt;</text:span><text:span text:style-name="T15">&lt;</text:span><text:span text:style-name="T16">Getic</text:span><text:span text:style-name="T15">&gt;</text:span></text:p>
            </text:list-item>
            <text:list-item>
              <text:p text:style-name="P5"><text:span text:style-name="T3">Cabral </text:span><text:span text:style-name="T6">e Dirceu apresentar a tela de desempenho de medidor </text:span>&lt;<text:span text:style-name="T6">Prax/relatórios/cadastros/Desempenho do medidor</text:span>&gt; <text:span text:style-name="T15">&lt;</text:span><text:span text:style-name="T16">Getic</text:span><text:span text:style-name="T15">&gt;</text:span></text:p>
            </text:list-item>
            <text:list-item>
              <text:p text:style-name="P6">Como funciona as variáveis do POP do 336 ? <text:span text:style-name="T13">&lt;</text:span><text:span text:style-name="T12">Gemed</text:span><text:span text:style-name="T13">&gt;</text:span></text:p>
            </text:list-item>
            <text:list-item>
              <text:p text:style-name="P3"><text:span text:style-name="T6">Como funciona a seleção dos valores </text:span><text:span text:style-name="T1">dos parâmetros considerados para a troca </text:span><text:span text:style-name="T13">&lt;</text:span><text:span text:style-name="T12">Gemed</text:span><text:span text:style-name="T13">&gt;</text:span></text:p>
            </text:list-item>
          </text:list>
        </text:list-item>
        <text:list-item>
          <text:p text:style-name="P6"><text:span text:style-name="T6">Temos o histórico do medidor</text:span>? <text:span text:style-name="T6">Sabemos por onde ele passou ? </text:span><text:span text:style-name="T13">&lt;</text:span><text:span text:style-name="T12">Gemed</text:span><text:span text:style-name="T13">&gt;</text:span><text:span text:style-name="T15">&lt;</text:span><text:span text:style-name="T16">Getic</text:span><text:span text:style-name="T15">&gt;</text:span></text:p>
        </text:list-item>
        <text:list-item>
          <text:p text:style-name="P7">Como funcionam as análises de bancadas <text:span text:style-name="T4">do</text:span><text:span text:style-name="T10">s</text:span><text:span text:style-name="T4"> que retornam </text:span><text:span text:style-name="T5">das substituições ? </text:span><text:span text:style-name="T13">&lt;</text:span><text:span text:style-name="T12">Gemed</text:span><text:span text:style-name="T13">&gt;</text:span></text:p>
        </text:list-item>
        <text:list-item>
          <text:p text:style-name="P8">Tem mais algum serviço que traz informações das substituições <text:span text:style-name="T7">de medidores</text:span> ? <text:span text:style-name="T13">&lt;</text:span><text:span text:style-name="T12">Gemed</text:span><text:span text:style-name="T13">&gt;</text:span><text:span text:style-name="T15">&lt;</text:span><text:span text:style-name="T16">Getic</text:span><text:span text:style-name="T15">&gt;</text:span></text:p>
          <text:list>
            <text:list-item>
              <text:p text:style-name="P9">070 – <text:span text:style-name="T8">Verificação de hidrômetro próprio</text:span></text:p>
            </text:list-item>
            <text:list-item>
              <text:p text:style-name="P9">071 – Subst. de hidrômetro – manutenção</text:p>
            </text:list-item>
            <text:list-item>
              <text:p text:style-name="P10">288 – Subst. de hidrômetro para verificação</text:p>
            </text:list-item>
            <text:list-item>
              <text:p text:style-name="P9">289 – Subst. de hidrômetro para pesquisa</text:p>
            </text:list-item>
            <text:list-item>
              <text:p text:style-name="P11">336 – Subst. para gstão do parque de hidrômetro</text:p>
            </text:list-item>
          </text:list>
        </text:list-item>
        <text:list-item>
          <text:p text:style-name="P16">O que é Qn e Qt ?</text:p>
        </text:list-item>
        <text:list-item>
          <text:p text:style-name="P12">Diagrama de classe com cliente, <text:span text:style-name="T9">contrato, </text:span>medidor, serviços, consumo, <text:span text:style-name="T9">cadastro </text:span><text:span text:style-name="T15">&lt;</text:span><text:span text:style-name="T16">Getic</text:span><text:span text:style-name="T15">&gt;</text:span></text:p>
        </text:list-item>
        <text:list-item>
          <text:p text:style-name="P13"><text:span text:style-name="T15">W</text:span><text:span text:style-name="T14">eber gerar base com </text:span></text:p>
        </text:list-item>
        <text:list-item>
          <text:p text:style-name="P14">Gerar base de dados para análise exploratória <text:span text:style-name="T17">&lt;</text:span><text:span text:style-name="T18">Mirko</text:span><text:span text:style-name="T17">&gt;</text:span></text:p>
        </text:list-item>
        <text:list-item>
          <text:p text:style-name="P17"><text:span text:style-name="T17">Instalar o kettle</text:span></text:p>
        </text:list-item>
        <text:list-item>
          <text:p text:style-name="P15">Aprender a usar o <text:span text:style-name="T19">G</text:span>itHub</text:p>
          <text:list>
            <text:list-header>
              <text:p text:style-name="P9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20:27:25.701000000</meta:creation-date>
    <dc:date>2023-02-28T21:56:38.999000000</dc:date>
    <meta:editing-duration>PT5H40M31S</meta:editing-duration>
    <meta:editing-cycles>15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1" meta:word-count="197" meta:character-count="1189" meta:non-whitespace-character-count="1026"/>
  </office:meta>
</office:document-meta>
</file>